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487cm"/>
    </style:style>
    <style:style style:name="Tableau1.B" style:family="table-column">
      <style:table-column-properties style:column-width="5.503cm"/>
    </style:style>
    <style:style style:name="Tableau1.C" style:family="table-column">
      <style:table-column-properties style:column-width="4.921cm"/>
    </style:style>
    <style:style style:name="Tableau1.D" style:family="table-column">
      <style:table-column-properties style:column-width="4.101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3af" officeooo:paragraph-rsid="001cc3af"/>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cc3af" officeooo:paragraph-rsid="001cc3af" style:font-size-asian="24pt" style:font-weight-asian="bold" style:font-size-complex="24pt" style:font-weight-complex="bold"/>
    </style:style>
    <style:style style:name="P3" style:family="paragraph" style:parent-style-name="Standard">
      <style:text-properties fo:font-size="16pt" style:text-underline-style="solid" style:text-underline-width="auto" style:text-underline-color="font-color" fo:font-weight="bold" officeooo:rsid="001cc3af" officeooo:paragraph-rsid="001cc3af" style:font-weight-asian="bold" style:font-weight-complex="bold"/>
    </style:style>
    <style:style style:name="P4" style:family="paragraph" style:parent-style-name="Standard">
      <style:text-properties officeooo:rsid="001e1c20" officeooo:paragraph-rsid="001e1c20"/>
    </style:style>
    <style:style style:name="P5" style:family="paragraph" style:parent-style-name="Table_20_Contents">
      <style:text-properties officeooo:rsid="00211b59" officeooo:paragraph-rsid="00211b59"/>
    </style:style>
    <style:style style:name="P6" style:family="paragraph" style:parent-style-name="Table_20_Contents">
      <style:paragraph-properties fo:text-align="center" style:justify-single-word="false"/>
      <style:text-properties fo:font-weight="bold" officeooo:rsid="00211b59" officeooo:paragraph-rsid="00211b59" style:font-weight-asian="bold" style:font-weight-complex="bold"/>
    </style:style>
    <style:style style:name="P7" style:family="paragraph" style:parent-style-name="Table_20_Contents">
      <style:text-properties officeooo:rsid="0021e38c" officeooo:paragraph-rsid="0021e38c"/>
    </style:style>
    <style:style style:name="P8" style:family="paragraph" style:parent-style-name="Table_20_Contents">
      <style:text-properties officeooo:rsid="0021e651" officeooo:paragraph-rsid="0021e651"/>
    </style:style>
    <style:style style:name="P9" style:family="paragraph" style:parent-style-name="Table_20_Contents">
      <style:text-properties officeooo:rsid="00236f6e" officeooo:paragraph-rsid="00236f6e"/>
    </style:style>
    <style:style style:name="P10" style:family="paragraph" style:parent-style-name="Table_20_Contents">
      <style:text-properties officeooo:rsid="0023f49c" officeooo:paragraph-rsid="0023f49c"/>
    </style:style>
    <style:style style:name="P11" style:family="paragraph" style:parent-style-name="Standard">
      <style:paragraph-properties fo:break-before="page"/>
      <style:text-properties officeooo:rsid="001cc3af" officeooo:paragraph-rsid="001cc3af"/>
    </style:style>
    <style:style style:name="P12" style:family="paragraph" style:parent-style-name="Standard" style:list-style-name="L1">
      <style:text-properties officeooo:rsid="001e1c20" officeooo:paragraph-rsid="001e1c20"/>
    </style:style>
    <style:style style:name="P13" style:family="paragraph" style:parent-style-name="Standard" style:list-style-name="L2">
      <style:text-properties officeooo:rsid="001fc4df" officeooo:paragraph-rsid="001fc4df"/>
    </style:style>
    <style:style style:name="P14" style:family="paragraph" style:parent-style-name="Standard" style:list-style-name="L2">
      <style:text-properties officeooo:rsid="002069bc" officeooo:paragraph-rsid="002069bc"/>
    </style:style>
    <style:style style:name="P15" style:family="paragraph" style:parent-style-name="Standard" style:list-style-name="L3">
      <style:text-properties officeooo:rsid="001cc3af" officeooo:paragraph-rsid="001cc3af"/>
    </style:style>
    <style:style style:name="P16" style:family="paragraph" style:parent-style-name="Standard">
      <style:text-properties officeooo:rsid="002406eb" officeooo:paragraph-rsid="002406eb"/>
    </style:style>
    <style:style style:name="P17" style:family="paragraph" style:parent-style-name="Standard" style:list-style-name="L5">
      <style:text-properties officeooo:rsid="002406eb" officeooo:paragraph-rsid="002406eb"/>
    </style:style>
    <style:style style:name="P18" style:family="paragraph" style:parent-style-name="Standard">
      <style:text-properties officeooo:paragraph-rsid="002406eb"/>
    </style:style>
    <style:style style:name="P19" style:family="paragraph" style:parent-style-name="Standard" style:list-style-name="L5">
      <style:text-properties officeooo:paragraph-rsid="002406eb"/>
    </style:style>
    <style:style style:name="P20" style:family="paragraph" style:parent-style-name="Table_20_Contents" style:list-style-name="L4">
      <style:text-properties officeooo:rsid="00211b59" officeooo:paragraph-rsid="00211b59"/>
    </style:style>
    <style:style style:name="P21" style:family="paragraph" style:parent-style-name="Table_20_Contents" style:list-style-name="L4">
      <style:text-properties officeooo:rsid="00215f14" officeooo:paragraph-rsid="00215f14"/>
    </style:style>
    <style:style style:name="P22" style:family="paragraph" style:parent-style-name="Table_20_Contents" style:list-style-name="L4">
      <style:text-properties officeooo:rsid="0021e38c" officeooo:paragraph-rsid="0021e38c"/>
    </style:style>
    <style:style style:name="P23" style:family="paragraph" style:parent-style-name="Table_20_Contents" style:list-style-name="L4">
      <style:text-properties officeooo:rsid="0021e651" officeooo:paragraph-rsid="0021e651"/>
    </style:style>
    <style:style style:name="P24" style:family="paragraph" style:parent-style-name="Table_20_Contents" style:list-style-name="L4">
      <style:text-properties officeooo:rsid="00236f6e" officeooo:paragraph-rsid="00236f6e"/>
    </style:style>
    <style:style style:name="P25" style:family="paragraph" style:parent-style-name="Table_20_Contents" style:list-style-name="L4">
      <style:text-properties officeooo:rsid="0023f49c" officeooo:paragraph-rsid="0023f49c"/>
    </style:style>
    <style:style style:name="T1" style:family="text">
      <style:text-properties officeooo:rsid="001cc3af"/>
    </style:style>
    <style:style style:name="T2" style:family="text">
      <style:text-properties style:text-position="super 58%" officeooo:rsid="001cc3af"/>
    </style:style>
    <style:style style:name="T3" style:family="text">
      <style:text-properties fo:font-size="14pt"/>
    </style:style>
    <style:style style:name="T4" style:family="text">
      <style:text-properties officeooo:rsid="001fc4df"/>
    </style:style>
    <style:style style:name="T5" style:family="text">
      <style:text-properties officeooo:rsid="002069bc"/>
    </style:style>
    <style:style style:name="T6" style:family="text">
      <style:text-properties officeooo:rsid="00215f14"/>
    </style:style>
    <style:style style:name="T7" style:family="text">
      <style:text-properties officeooo:rsid="0021e651"/>
    </style:style>
    <style:style style:name="T8" style:family="text">
      <style:text-properties officeooo:rsid="00236f6e"/>
    </style:style>
    <style:style style:name="T9" style:family="text">
      <style:text-properties officeooo:rsid="002406e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le 1: Artificial Intelligence</text:p>
      <text:p text:style-name="P1"/>
      <text:p text:style-name="P1"><text:span text:style-name="T3">Notion:</text:span> Idea of progress</text:p>
      <text:p text:style-name="P1"><text:span text:style-name="T3">Theme(s):</text:span> Science, technology, technique, economy, sociology, beliefs</text:p>
      <text:p text:style-name="P1"><text:span text:style-name="T3">Question raised:</text:span> To what extent should we endow machines with intelligence ?</text:p>
      <text:p text:style-name="P1"/>
      <text:p text:style-name="P1"/>
      <text:p text:style-name="P3">Step 1: AI in use</text:p>
      <text:p text:style-name="P1"/>
      <text:p text:style-name="P1">Doc 1: A diaporama about the evolution of AI</text:p>
      <text:p text:style-name="P1"/>
      <text:list xml:id="list4161247437623894839" text:style-name="L1">
        <text:list-item>
          <text:p text:style-name="P12">Name the inventio<text:span text:style-name="T4">n</text:span></text:p>
        </text:list-item>
        <text:list-item>
          <text:p text:style-name="P12">Describe briefly</text:p>
        </text:list-item>
        <text:list-item>
          <text:p text:style-name="P12">What is the use of each device?</text:p>
        </text:list-item>
        <text:list-item>
          <text:p text:style-name="P12">Who uses it?</text:p>
        </text:list-item>
      </text:list>
      <text:p text:style-name="P4"/>
      <text:list xml:id="list3998049544370804877" text:style-name="L2">
        <text:list-item>
          <text:p text:style-name="P13">This invention is Boston Dynamics. It’s a robot that builds dynamic robots and software for human simulation. It’s being used by the US’ military research company, DARPA.</text:p>
        </text:list-item>
        <text:list-item>
          <text:p text:style-name="P13">This invention is the Google Car. It’s a car that can drive itself. It’s being used by anyone (as long as they trust its safety).</text:p>
        </text:list-item>
        <text:list-item>
          <text:p text:style-name="P13">DARPA Urban Challenge is not a proper invention. It is set up by the US Department of Defense in order to see if <text:span text:style-name="T5">driverless cars could drive at 60 mph in an urban environment such as guerilla warfare.</text:span></text:p>
        </text:list-item>
        <text:list-item>
          <text:p text:style-name="P14">The invention here is IBM Deep Blue. It’s a computer that has been used to defeat Kasparov at chess in 1997, knowing he’s the world champion.</text:p>
        </text:list-item>
        <text:list-item>
          <text:p text:style-name="P14">This invention is IBM Watson. It’s another computer by IBM that has been used in 2011 to win Jeopardy.</text:p>
        </text:list-item>
        <text:list-item>
          <text:p text:style-name="P14">This invention is Siri. It is Apple’s virtual assistant. It’s endowed of an AI in order to anticipate what its user is going to ask. It’s still being used by anyone who owns an iPhone.</text:p>
        </text:list-item>
        <text:list-item>
          <text:p text:style-name="P14">This invention is Kinect, an extension for Xbox consoles that detect the player and he’s movements. It uses AI to anticipate the player’s movements in order to track them better. It’s being used by anyone who owns a Xbox 360 or One, with a Kinect, and games using it.</text:p>
        </text:list-item>
      </text:list>
      <text:p text:style-name="P1"/>
      <text:p text:style-name="P1"/>
      <text:p text:style-name="P1">Lexique:</text:p>
      <text:list xml:id="list4136501315120433224" text:style-name="L3">
        <text:list-item>
          <text:p text:style-name="P15">To what extent = dans quelle mesure</text:p>
        </text:list-item>
        <text:list-item>
          <text:p text:style-name="P15">To endow = doter</text:p>
        </text:list-item>
      </text:list>
      <text:p text:style-name="P1"/>
      <text:p text:style-name="P1"/>
      <text:p text:style-name="P11"/>
      <text:p text:style-name="P1"/>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Name</text:p>
          </table:table-cell>
          <table:table-cell table:style-name="Tableau1.A1" office:value-type="string">
            <text:p text:style-name="P6">Description</text:p>
          </table:table-cell>
          <table:table-cell table:style-name="Tableau1.A1" office:value-type="string">
            <text:p text:style-name="P6">Use</text:p>
          </table:table-cell>
          <table:table-cell table:style-name="Tableau1.D1" office:value-type="string">
            <text:p text:style-name="P6">Who uses it</text:p>
          </table:table-cell>
        </table:table-row>
        <table:table-row>
          <table:table-cell table:style-name="Tableau1.A2" office:value-type="string">
            <text:p text:style-name="P5">Robot</text:p>
          </table:table-cell>
          <table:table-cell table:style-name="Tableau1.A2" office:value-type="string">
            <text:list xml:id="list3249849371863734067" text:style-name="L4">
              <text:list-item>
                <text:p text:style-name="P20">A robot as tall as a man</text:p>
              </text:list-item>
            </text:list>
          </table:table-cell>
          <table:table-cell table:style-name="Tableau1.A2" office:value-type="string">
            <text:list xml:id="list153127895145608" text:continue-numbering="true" text:style-name="L4">
              <text:list-item>
                <text:p text:style-name="P20">To save people</text:p>
              </text:list-item>
              <text:list-item>
                <text:p text:style-name="P20">To replace troops</text:p>
              </text:list-item>
            </text:list>
          </table:table-cell>
          <table:table-cell table:style-name="Tableau1.D2" office:value-type="string">
            <text:list xml:id="list153129408451835" text:continue-numbering="true" text:style-name="L4">
              <text:list-item>
                <text:p text:style-name="P20">The US army</text:p>
              </text:list-item>
              <text:list-item>
                <text:p text:style-name="P20">The <text:span text:style-name="T6">Defence</text:span></text:p>
              </text:list-item>
            </text:list>
          </table:table-cell>
        </table:table-row>
        <table:table-row>
          <table:table-cell table:style-name="Tableau1.A2" office:value-type="string">
            <text:p text:style-name="P5">Google Car</text:p>
          </table:table-cell>
          <table:table-cell table:style-name="Tableau1.A2" office:value-type="string">
            <text:list xml:id="list153128337010309" text:continue-numbering="true" text:style-name="L4">
              <text:list-item>
                <text:p text:style-name="P20">A car with sensors everywhere</text:p>
              </text:list-item>
              <text:list-item>
                <text:p text:style-name="P20">GPS</text:p>
              </text:list-item>
              <text:list-item>
                <text:p text:style-name="P20">Cameras everywhere</text:p>
              </text:list-item>
              <text:list-item>
                <text:p text:style-name="P20">No driver</text:p>
              </text:list-item>
            </text:list>
          </table:table-cell>
          <table:table-cell table:style-name="Tableau1.A2" office:value-type="string">
            <text:list xml:id="list153128753548493" text:continue-numbering="true" text:style-name="L4">
              <text:list-item>
                <text:p text:style-name="P20">To replace other driven cars</text:p>
              </text:list-item>
              <text:list-item>
                <text:p text:style-name="P21">To have a lighter traffic</text:p>
              </text:list-item>
              <text:list-item>
                <text:p text:style-name="P21">It can help disabled people</text:p>
              </text:list-item>
              <text:list-item>
                <text:p text:style-name="P21">Less truancy</text:p>
              </text:list-item>
              <text:list-item>
                <text:p text:style-name="P21">Less accidents</text:p>
              </text:list-item>
              <text:list-item>
                <text:p text:style-name="P21">No need to go through driving license</text:p>
              </text:list-item>
            </text:list>
          </table:table-cell>
          <table:table-cell table:style-name="Tableau1.D2" office:value-type="string">
            <text:list xml:id="list153129226605761" text:continue-numbering="true" text:style-name="L4">
              <text:list-item>
                <text:p text:style-name="P21">People who don’t have a driving license</text:p>
              </text:list-item>
              <text:list-item>
                <text:p text:style-name="P21">Everybody</text:p>
              </text:list-item>
              <text:list-item>
                <text:p text:style-name="P21">Disabled people</text:p>
              </text:list-item>
              <text:list-item>
                <text:p text:style-name="P21">Taxi’s industry</text:p>
              </text:list-item>
            </text:list>
          </table:table-cell>
        </table:table-row>
        <table:table-row>
          <table:table-cell table:style-name="Tableau1.A2" office:value-type="string">
            <text:p text:style-name="P7">A self-driving car in the DARPA Urban Challenge</text:p>
          </table:table-cell>
          <table:table-cell table:style-name="Tableau1.A2" office:value-type="string">
            <text:list xml:id="list153128172174789" text:continue-numbering="true" text:style-name="L4">
              <text:list-item>
                <text:p text:style-name="P22">Same than Google Car</text:p>
              </text:list-item>
            </text:list>
          </table:table-cell>
          <table:table-cell table:style-name="Tableau1.A2" office:value-type="string">
            <text:list xml:id="list153129735043095" text:continue-numbering="true" text:style-name="L4">
              <text:list-item>
                <text:p text:style-name="P22">To spy on people</text:p>
              </text:list-item>
              <text:list-item>
                <text:p text:style-name="P22">Can be used in a Warfare context</text:p>
              </text:list-item>
            </text:list>
          </table:table-cell>
          <table:table-cell table:style-name="Tableau1.D2" office:value-type="string">
            <text:list xml:id="list153128335267017" text:continue-numbering="true" text:style-name="L4">
              <text:list-item>
                <text:p text:style-name="P22">The Defence</text:p>
              </text:list-item>
              <text:list-item>
                <text:p text:style-name="P22">The Police</text:p>
              </text:list-item>
              <text:list-item>
                <text:p text:style-name="P22">The army</text:p>
              </text:list-item>
            </text:list>
          </table:table-cell>
        </table:table-row>
        <table:table-row>
          <table:table-cell table:style-name="Tableau1.A2" office:value-type="string">
            <text:p text:style-name="P7">Deep Blue <text:span text:style-name="T7">Computer</text:span></text:p>
          </table:table-cell>
          <table:table-cell table:style-name="Tableau1.A2" office:value-type="string">
            <text:list xml:id="list153129509954315" text:continue-numbering="true" text:style-name="L4">
              <text:list-item>
                <text:p text:style-name="P22">A smart computer <text:span text:style-name="T7">which can play chess</text:span></text:p>
              </text:list-item>
              <text:list-item>
                <text:p text:style-name="P23">Can calculate 200,000,000 positions per seconds</text:p>
              </text:list-item>
            </text:list>
          </table:table-cell>
          <table:table-cell table:style-name="Tableau1.A2" office:value-type="string">
            <text:list xml:id="list153129393741757" text:continue-numbering="true" text:style-name="L4">
              <text:list-item>
                <text:p text:style-name="P23">To win against Kasparov, the chess world champion</text:p>
              </text:list-item>
            </text:list>
          </table:table-cell>
          <table:table-cell table:style-name="Tableau1.D2" office:value-type="string">
            <text:list xml:id="list153128426330580" text:continue-numbering="true" text:style-name="L4">
              <text:list-item>
                <text:p text:style-name="P23">Chess players to train or to have a partner</text:p>
              </text:list-item>
            </text:list>
          </table:table-cell>
        </table:table-row>
        <table:table-row>
          <table:table-cell table:style-name="Tableau1.A2" office:value-type="string">
            <text:p text:style-name="P8">Watson Computer</text:p>
          </table:table-cell>
          <table:table-cell table:style-name="Tableau1.A2" office:value-type="string">
            <text:list xml:id="list153128278000115" text:continue-numbering="true" text:style-name="L4">
              <text:list-item>
                <text:p text:style-name="P23">A screen with a voice</text:p>
              </text:list-item>
            </text:list>
          </table:table-cell>
          <table:table-cell table:style-name="Tableau1.A2" office:value-type="string">
            <text:list xml:id="list153129689061357" text:continue-numbering="true" text:style-name="L4">
              <text:list-item>
                <text:p text:style-name="P23">To play with <text:span text:style-name="T8">the champions of a US TV Show</text:span></text:p>
              </text:list-item>
            </text:list>
          </table:table-cell>
          <table:table-cell table:style-name="Tableau1.D2" office:value-type="string">
            <text:list xml:id="list153129303658971" text:continue-numbering="true" text:style-name="L4">
              <text:list-item>
                <text:p text:style-name="P24">Players of the game</text:p>
              </text:list-item>
            </text:list>
          </table:table-cell>
        </table:table-row>
        <table:table-row>
          <table:table-cell table:style-name="Tableau1.A2" office:value-type="string">
            <text:p text:style-name="P9">Siri</text:p>
          </table:table-cell>
          <table:table-cell table:style-name="Tableau1.A2" office:value-type="string">
            <text:list xml:id="list153129326069359" text:continue-numbering="true" text:style-name="L4">
              <text:list-item>
                <text:p text:style-name="P24">An apple assistant for iPhones</text:p>
              </text:list-item>
            </text:list>
          </table:table-cell>
          <table:table-cell table:style-name="Tableau1.A2" office:value-type="string">
            <text:list xml:id="list153129752761488" text:continue-numbering="true" text:style-name="L4">
              <text:list-item>
                <text:p text:style-name="P24">To assist humans by doing what they say</text:p>
              </text:list-item>
              <text:list-item>
                <text:p text:style-name="P24">Can compensate for human laziness</text:p>
              </text:list-item>
              <text:list-item>
                <text:p text:style-name="P24">Can anticipate the user demands</text:p>
              </text:list-item>
            </text:list>
          </table:table-cell>
          <table:table-cell table:style-name="Tableau1.D2" office:value-type="string">
            <text:list xml:id="list153128781408333" text:continue-numbering="true" text:style-name="L4">
              <text:list-item>
                <text:p text:style-name="P24">Iphone/Apple users</text:p>
              </text:list-item>
            </text:list>
          </table:table-cell>
        </table:table-row>
        <table:table-row>
          <table:table-cell table:style-name="Tableau1.A2" office:value-type="string">
            <text:p text:style-name="P10">Kinect</text:p>
          </table:table-cell>
          <table:table-cell table:style-name="Tableau1.A2" office:value-type="string">
            <text:list xml:id="list153128510962432" text:continue-numbering="true" text:style-name="L4">
              <text:list-item>
                <text:p text:style-name="P25">It’s a camera connected to a Xbox which guesses the movements of players by Infra-Red</text:p>
              </text:list-item>
            </text:list>
          </table:table-cell>
          <table:table-cell table:style-name="Tableau1.A2" office:value-type="string">
            <text:list xml:id="list153128694198164" text:continue-numbering="true" text:style-name="L4">
              <text:list-item>
                <text:p text:style-name="P25">When you play Xbox</text:p>
              </text:list-item>
            </text:list>
          </table:table-cell>
          <table:table-cell table:style-name="Tableau1.D2" office:value-type="string">
            <text:list xml:id="list153129921018958" text:continue-numbering="true" text:style-name="L4">
              <text:list-item>
                <text:p text:style-name="P25">Mostly children and teenagers</text:p>
              </text:list-item>
            </text:list>
          </table:table-cell>
        </table:table-row>
      </table:table>
      <text:p text:style-name="P1"/>
      <text:p text:style-name="P18"/>
      <text:list xml:id="list6741726888133108392" text:style-name="L5">
        <text:list-item>
          <text:p text:style-name="P19"><text:span text:style-name="T9">These inventions might replace humans</text:span></text:p>
        </text:list-item>
        <text:list-item>
          <text:p text:style-name="P17">These inventions could help people to do tedious tasks like lifting heavy charges</text:p>
        </text:list-item>
        <text:list-item>
          <text:p text:style-name="P17">These inventions seem to encourage progress by increasing comfort</text:p>
        </text:list-item>
        <text:list-item>
          <text:p text:style-name="P17">Creating machines will modify the way employment works by creating new jobs and destroying old ones</text:p>
        </text:list-item>
        <text:list-item>
          <text:p text:style-name="P17">We have to pay attention not to give it too much power</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cc3af"/>
    </style:style>
    <style:style style:name="MT2" style:family="text">
      <style:text-properties style:text-position="super 58%" officeooo:rsid="001cc3a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text:tab/><text:span text:style-name="MT1">Monday September, 10</text:span><text:span text:style-name="MT2">th</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5:10:28.976000000</meta:creation-date>
    <dc:date>2018-09-17T15:31:27.371000000</dc:date>
    <meta:editing-duration>PT35M51S</meta:editing-duration>
    <meta:editing-cycles>6</meta:editing-cycles>
    <meta:generator>LibreOffice/5.1.6.2$Windows_x86 LibreOffice_project/07ac168c60a517dba0f0d7bc7540f5afa45f0909</meta:generator>
    <meta:document-statistic meta:table-count="1" meta:image-count="0" meta:object-count="0" meta:page-count="2" meta:paragraph-count="77" meta:word-count="611" meta:character-count="3153" meta:non-whitespace-character-count="2675"/>
  </office:meta>
</office:document-meta>
</file>